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testCargaBilletes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junit.framework.AssertionFailedError: expected:&lt;8&gt; but was:&lt;9&gt;#13;<text:line-break/>at inti.recon.test.ReconocerValidacion.testCargaBilletes(ReconocerValidacion.java:35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testReconocercien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48" calcext:value-type="float">
            <text:p>4348</text:p>
          </table:table-cell>
          <table:table-cell/>
        </table:table-row>
        <table:table-row table:style-name="ro1">
          <table:table-cell office:value-type="string" calcext:value-type="string">
            <text:p>testReconocercien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90" calcext:value-type="float">
            <text:p>4290</text:p>
          </table:table-cell>
          <table:table-cell/>
        </table:table-row>
        <table:table-row table:style-name="ro1">
          <table:table-cell office:value-type="string" calcext:value-type="string">
            <text:p>testReconocercien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189" calcext:value-type="float">
            <text:p>4189</text:p>
          </table:table-cell>
          <table:table-cell/>
        </table:table-row>
        <table:table-row table:style-name="ro1">
          <table:table-cell office:value-type="string" calcext:value-type="string">
            <text:p>testReconocercien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14" calcext:value-type="float">
            <text:p>4314</text:p>
          </table:table-cell>
          <table:table-cell/>
        </table:table-row>
        <table:table-row table:style-name="ro1">
          <table:table-cell office:value-type="string" calcext:value-type="string">
            <text:p>testReconocercien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39" calcext:value-type="float">
            <text:p>4239</text:p>
          </table:table-cell>
          <table:table-cell/>
        </table:table-row>
        <table:table-row table:style-name="ro1">
          <table:table-cell office:value-type="string" calcext:value-type="string">
            <text:p>testReconocercien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40" calcext:value-type="float">
            <text:p>4240</text:p>
          </table:table-cell>
          <table:table-cell/>
        </table:table-row>
        <table:table-row table:style-name="ro1">
          <table:table-cell office:value-type="string" calcext:value-type="string">
            <text:p>testReconocercien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39" calcext:value-type="float">
            <text:p>4239</text:p>
          </table:table-cell>
          <table:table-cell/>
        </table:table-row>
        <table:table-row table:style-name="ro1">
          <table:table-cell office:value-type="string" calcext:value-type="string">
            <text:p>testReconocercien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40" calcext:value-type="float">
            <text:p>4240</text:p>
          </table:table-cell>
          <table:table-cell/>
        </table:table-row>
        <table:table-row table:style-name="ro1">
          <table:table-cell office:value-type="string" calcext:value-type="string">
            <text:p>testReconocercien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14" calcext:value-type="float">
            <text:p>4214</text:p>
          </table:table-cell>
          <table:table-cell/>
        </table:table-row>
        <table:table-row table:style-name="ro1">
          <table:table-cell office:value-type="string" calcext:value-type="string">
            <text:p>testReconocercien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64" calcext:value-type="float">
            <text:p>4264</text:p>
          </table:table-cell>
          <table:table-cell/>
        </table:table-row>
        <table:table-row table:style-name="ro1">
          <table:table-cell office:value-type="string" calcext:value-type="string">
            <text:p>testReconocercien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1(ReconocerValidacion.java:266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40" calcext:value-type="float">
            <text:p>4340</text:p>
          </table:table-cell>
          <table:table-cell/>
        </table:table-row>
        <table:table-row table:style-name="ro1">
          <table:table-cell office:value-type="string" calcext:value-type="string">
            <text:p>testReconocercien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100(ReconocerValidacion.java:2891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40" calcext:value-type="float">
            <text:p>4340</text:p>
          </table:table-cell>
          <table:table-cell/>
        </table:table-row>
        <table:table-row table:style-name="ro1">
          <table:table-cell office:value-type="string" calcext:value-type="string">
            <text:p>testReconocercien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89" calcext:value-type="float">
            <text:p>4289</text:p>
          </table:table-cell>
          <table:table-cell/>
        </table:table-row>
        <table:table-row table:style-name="ro1">
          <table:table-cell office:value-type="string" calcext:value-type="string">
            <text:p>testReconocercien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47" calcext:value-type="float">
            <text:p>4247</text:p>
          </table:table-cell>
          <table:table-cell/>
        </table:table-row>
        <table:table-row table:style-name="ro1">
          <table:table-cell office:value-type="string" calcext:value-type="string">
            <text:p>testReconocercien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50(ReconocerValidacion.java:2776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40" calcext:value-type="float">
            <text:p>4240</text:p>
          </table:table-cell>
          <table:table-cell/>
        </table:table-row>
        <table:table-row table:style-name="ro1">
          <table:table-cell office:value-type="string" calcext:value-type="string">
            <text:p>testReconocercien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70(ReconocerValidacion.java:282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string" calcext:value-type="string">
            <text:p>testReconocercien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15" calcext:value-type="float">
            <text:p>4315</text:p>
          </table:table-cell>
          <table:table-cell/>
        </table:table-row>
        <table:table-row table:style-name="ro1">
          <table:table-cell office:value-type="string" calcext:value-type="string">
            <text:p>testReconocercinco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_1(ReconocerValidacion.java:50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15" calcext:value-type="float">
            <text:p>4515</text:p>
          </table:table-cell>
          <table:table-cell/>
        </table:table-row>
        <table:table-row table:style-name="ro1">
          <table:table-cell office:value-type="string" calcext:value-type="string">
            <text:p>testReconocercinco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89" calcext:value-type="float">
            <text:p>4289</text:p>
          </table:table-cell>
          <table:table-cell/>
        </table:table-row>
        <table:table-row table:style-name="ro1">
          <table:table-cell office:value-type="string" calcext:value-type="string">
            <text:p>testReconocercinco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90" calcext:value-type="float">
            <text:p>4390</text:p>
          </table:table-cell>
          <table:table-cell/>
        </table:table-row>
        <table:table-row table:style-name="ro1">
          <table:table-cell office:value-type="string" calcext:value-type="string">
            <text:p>testReconocercinco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8" calcext:value-type="float">
            <text:p>4368</text:p>
          </table:table-cell>
          <table:table-cell/>
        </table:table-row>
        <table:table-row table:style-name="ro1">
          <table:table-cell office:value-type="string" calcext:value-type="string">
            <text:p>testReconocercinco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junit.framework.ComparisonFailure: expected:&lt;[]1 &gt; but was:&lt;[0 ]1 &gt;#13;<text:line-break/>at inti.recon.test.ReconocerValidacion.testReconocercincop_40(ReconocerValidacion.java:58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15" calcext:value-type="float">
            <text:p>4415</text:p>
          </table:table-cell>
          <table:table-cell/>
        </table:table-row>
        <table:table-row table:style-name="ro1">
          <table:table-cell office:value-type="string" calcext:value-type="string">
            <text:p>testReconocercinco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40" calcext:value-type="float">
            <text:p>4440</text:p>
          </table:table-cell>
          <table:table-cell/>
        </table:table-row>
        <table:table-row table:style-name="ro1">
          <table:table-cell office:value-type="string" calcext:value-type="string">
            <text:p>testReconocercinco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40" calcext:value-type="float">
            <text:p>4440</text:p>
          </table:table-cell>
          <table:table-cell/>
        </table:table-row>
        <table:table-row table:style-name="ro1">
          <table:table-cell office:value-type="string" calcext:value-type="string">
            <text:p>testReconocercinco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40" calcext:value-type="float">
            <text:p>4440</text:p>
          </table:table-cell>
          <table:table-cell/>
        </table:table-row>
        <table:table-row table:style-name="ro1">
          <table:table-cell office:value-type="string" calcext:value-type="string">
            <text:p>testReconocercinco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junit.framework.ComparisonFailure: expected:&lt;1 []&gt; but was:&lt;1 [4 ]&gt;#13;<text:line-break/>at inti.recon.test.ReconocerValidacion.testReconocercincop_90(ReconocerValidacion.java:68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(ReconocerValidacion.java:72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0(ReconocerValidacion.java:74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00(ReconocerValidacion.java:92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20(ReconocerValidacion.java:76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39" calcext:value-type="float">
            <text:p>4339</text:p>
          </table:table-cell>
          <table:table-cell/>
        </table:table-row>
        <table:table-row table:style-name="ro1">
          <table:table-cell office:value-type="string" calcext:value-type="string">
            <text:p>testReconocercinco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junit.framework.ComparisonFailure: expected:&lt;[1] &gt; but was:&lt;[8] &gt;#13;<text:line-break/>at inti.recon.test.ReconocerValidacion.testReconocercincopd_40(ReconocerValidacion.java:80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50(ReconocerValidacion.java:82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3" calcext:value-type="float">
            <text:p>4363</text:p>
          </table:table-cell>
          <table:table-cell/>
        </table:table-row>
        <table:table-row table:style-name="ro1">
          <table:table-cell office:value-type="string" calcext:value-type="string">
            <text:p>testReconocercinco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70(ReconocerValidacion.java:86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80(ReconocerValidacion.java:88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90(ReconocerValidacion.java:90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string" calcext:value-type="string">
            <text:p>testReconocercincuenta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39" calcext:value-type="float">
            <text:p>4439</text:p>
          </table:table-cell>
          <table:table-cell/>
        </table:table-row>
        <table:table-row table:style-name="ro1">
          <table:table-cell office:value-type="string" calcext:value-type="string">
            <text:p>testReconocercincuenta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41" calcext:value-type="float">
            <text:p>4441</text:p>
          </table:table-cell>
          <table:table-cell/>
        </table:table-row>
        <table:table-row table:style-name="ro1">
          <table:table-cell office:value-type="string" calcext:value-type="string">
            <text:p>testReconocercincuenta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6" calcext:value-type="float">
            <text:p>4466</text:p>
          </table:table-cell>
          <table:table-cell/>
        </table:table-row>
        <table:table-row table:style-name="ro1">
          <table:table-cell office:value-type="string" calcext:value-type="string">
            <text:p>testReconocercincuenta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testReconocercincuenta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string" calcext:value-type="string">
            <text:p>testReconocercincuenta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90" calcext:value-type="float">
            <text:p>4590</text:p>
          </table:table-cell>
          <table:table-cell/>
        </table:table-row>
        <table:table-row table:style-name="ro1">
          <table:table-cell office:value-type="string" calcext:value-type="string">
            <text:p>testReconocercincuenta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89" calcext:value-type="float">
            <text:p>4489</text:p>
          </table:table-cell>
          <table:table-cell/>
        </table:table-row>
        <table:table-row table:style-name="ro1">
          <table:table-cell office:value-type="string" calcext:value-type="string">
            <text:p>testReconocercincuenta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testReconocercincuenta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junit.framework.ComparisonFailure: expected:&lt;4 []&gt; but was:&lt;4 [8 ]&gt;#13;<text:line-break/>at inti.recon.test.ReconocerValidacion.testReconocercincuentap_80(ReconocerValidacion.java:208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90" calcext:value-type="float">
            <text:p>4590</text:p>
          </table:table-cell>
          <table:table-cell/>
        </table:table-row>
        <table:table-row table:style-name="ro1">
          <table:table-cell office:value-type="string" calcext:value-type="string">
            <text:p>testReconocercincuenta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junit.framework.ComparisonFailure: expected:&lt;[]4 &gt; but was:&lt;[2 ]4 &gt;#13;<text:line-break/>at inti.recon.test.ReconocerValidacion.testReconocercincuentapd_1(ReconocerValidacion.java:215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testReconocercincuenta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100(ReconocerValidacion.java:238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15" calcext:value-type="float">
            <text:p>4415</text:p>
          </table:table-cell>
          <table:table-cell/>
        </table:table-row>
        <table:table-row table:style-name="ro1">
          <table:table-cell office:value-type="string" calcext:value-type="string">
            <text:p>testReconocercincuenta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string" calcext:value-type="string">
            <text:p>testReconocercincuenta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40(ReconocerValidacion.java:2251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string" calcext:value-type="string">
            <text:p>testReconocercincuenta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60(ReconocerValidacion.java:229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70(ReconocerValidacion.java:2320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96" calcext:value-type="float">
            <text:p>4496</text:p>
          </table:table-cell>
          <table:table-cell/>
        </table:table-row>
        <table:table-row table:style-name="ro1">
          <table:table-cell office:value-type="string" calcext:value-type="string">
            <text:p>testReconocercincuenta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testReconocerdiez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1(ReconocerValidacion.java:95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10(ReconocerValidacion.java:97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189" calcext:value-type="float">
            <text:p>4189</text:p>
          </table:table-cell>
          <table:table-cell/>
        </table:table-row>
        <table:table-row table:style-name="ro1">
          <table:table-cell office:value-type="string" calcext:value-type="string">
            <text:p>testReconocerdiez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89" calcext:value-type="float">
            <text:p>4289</text:p>
          </table:table-cell>
          <table:table-cell/>
        </table:table-row>
        <table:table-row table:style-name="ro1">
          <table:table-cell office:value-type="string" calcext:value-type="string">
            <text:p>testReconocerdiez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64" calcext:value-type="float">
            <text:p>4264</text:p>
          </table:table-cell>
          <table:table-cell/>
        </table:table-row>
        <table:table-row table:style-name="ro1">
          <table:table-cell office:value-type="string" calcext:value-type="string">
            <text:p>testReconocerdiez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13" calcext:value-type="float">
            <text:p>4213</text:p>
          </table:table-cell>
          <table:table-cell/>
        </table:table-row>
        <table:table-row table:style-name="ro1">
          <table:table-cell office:value-type="string" calcext:value-type="string">
            <text:p>testReconocerdiez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63" calcext:value-type="float">
            <text:p>4263</text:p>
          </table:table-cell>
          <table:table-cell/>
        </table:table-row>
        <table:table-row table:style-name="ro1">
          <table:table-cell office:value-type="string" calcext:value-type="string">
            <text:p>testReconocerdiez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60(ReconocerValidacion.java:107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14" calcext:value-type="float">
            <text:p>4314</text:p>
          </table:table-cell>
          <table:table-cell/>
        </table:table-row>
        <table:table-row table:style-name="ro1">
          <table:table-cell office:value-type="string" calcext:value-type="string">
            <text:p>testReconocerdiez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14" calcext:value-type="float">
            <text:p>4214</text:p>
          </table:table-cell>
          <table:table-cell/>
        </table:table-row>
        <table:table-row table:style-name="ro1">
          <table:table-cell office:value-type="string" calcext:value-type="string">
            <text:p>testReconocerdiez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40" calcext:value-type="float">
            <text:p>4340</text:p>
          </table:table-cell>
          <table:table-cell/>
        </table:table-row>
        <table:table-row table:style-name="ro1">
          <table:table-cell office:value-type="string" calcext:value-type="string">
            <text:p>testReconocerdiez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(ReconocerValidacion.java:118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0(ReconocerValidacion.java:1205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00(ReconocerValidacion.java:139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189" calcext:value-type="float">
            <text:p>4189</text:p>
          </table:table-cell>
          <table:table-cell/>
        </table:table-row>
        <table:table-row table:style-name="ro1">
          <table:table-cell office:value-type="string" calcext:value-type="string">
            <text:p>testReconocerdiez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13" calcext:value-type="float">
            <text:p>4313</text:p>
          </table:table-cell>
          <table:table-cell/>
        </table:table-row>
        <table:table-row table:style-name="ro1">
          <table:table-cell office:value-type="string" calcext:value-type="string">
            <text:p>testReconocerdiez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40(ReconocerValidacion.java:126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163" calcext:value-type="float">
            <text:p>4163</text:p>
          </table:table-cell>
          <table:table-cell/>
        </table:table-row>
        <table:table-row table:style-name="ro1">
          <table:table-cell office:value-type="string" calcext:value-type="string">
            <text:p>testReconocerdiez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60(ReconocerValidacion.java:1310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39" calcext:value-type="float">
            <text:p>4239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70(ReconocerValidacion.java:1331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80(ReconocerValidacion.java:135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90(ReconocerValidacion.java:137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1(ReconocerValidacion.java:5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94" calcext:value-type="float">
            <text:p>4394</text:p>
          </table:table-cell>
          <table:table-cell/>
        </table:table-row>
        <table:table-row table:style-name="ro1">
          <table:table-cell office:value-type="string" calcext:value-type="string">
            <text:p>testReconocerdos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junit.framework.ComparisonFailure: expected:&lt;0 []&gt; but was:&lt;0 [2 ]&gt;#13;<text:line-break/>at inti.recon.test.ReconocerValidacion.testReconocerdosp_100(ReconocerValidacion.java:25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5" calcext:value-type="float">
            <text:p>4365</text:p>
          </table:table-cell>
          <table:table-cell/>
        </table:table-row>
        <table:table-row table:style-name="ro1">
          <table:table-cell office:value-type="string" calcext:value-type="string">
            <text:p>testReconocerdos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14" calcext:value-type="float">
            <text:p>4414</text:p>
          </table:table-cell>
          <table:table-cell/>
        </table:table-row>
        <table:table-row table:style-name="ro1">
          <table:table-cell office:value-type="string" calcext:value-type="string">
            <text:p>testReconocerdos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89" calcext:value-type="float">
            <text:p>4389</text:p>
          </table:table-cell>
          <table:table-cell/>
        </table:table-row>
        <table:table-row table:style-name="ro1">
          <table:table-cell office:value-type="string" calcext:value-type="string">
            <text:p>testReconocerdos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string" calcext:value-type="string">
            <text:p>testReconocerdos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60(ReconocerValidacion.java:17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5" calcext:value-type="float">
            <text:p>4365</text:p>
          </table:table-cell>
          <table:table-cell/>
        </table:table-row>
        <table:table-row table:style-name="ro1">
          <table:table-cell office:value-type="string" calcext:value-type="string">
            <text:p>testReconocerdos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88" calcext:value-type="float">
            <text:p>4388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80(ReconocerValidacion.java:21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testReconocerdos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(ReconocerValidacion.java:27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0(ReconocerValidacion.java:29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00(ReconocerValidacion.java:47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20(ReconocerValidacion.java:31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15" calcext:value-type="float">
            <text:p>4315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30(ReconocerValidacion.java:33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40(ReconocerValidacion.java:35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50(ReconocerValidacion.java:37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60(ReconocerValidacion.java:39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70(ReconocerValidacion.java:41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80(ReconocerValidacion.java:43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90(ReconocerValidacion.java:45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_1(ReconocerValidacion.java:141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junit.framework.ComparisonFailure: expected:&lt;[]3 &gt; but was:&lt;[0 ]3 &gt;#13;<text:line-break/>at inti.recon.test.ReconocerValidacion.testReconocerveintep_10(ReconocerValidacion.java:1440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testReconocerveinte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98" calcext:value-type="float">
            <text:p>4398</text:p>
          </table:table-cell>
          <table:table-cell/>
        </table:table-row>
        <table:table-row table:style-name="ro1">
          <table:table-cell office:value-type="string" calcext:value-type="string">
            <text:p>testReconocerveinte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4" calcext:value-type="float">
            <text:p>4464</text:p>
          </table:table-cell>
          <table:table-cell/>
        </table:table-row>
        <table:table-row table:style-name="ro1">
          <table:table-cell office:value-type="string" calcext:value-type="string">
            <text:p>testReconocerveinte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89" calcext:value-type="float">
            <text:p>4389</text:p>
          </table:table-cell>
          <table:table-cell/>
        </table:table-row>
        <table:table-row table:style-name="ro1">
          <table:table-cell office:value-type="string" calcext:value-type="string">
            <text:p>testReconocerveinte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4" calcext:value-type="float">
            <text:p>4364</text:p>
          </table:table-cell>
          <table:table-cell/>
        </table:table-row>
        <table:table-row table:style-name="ro1">
          <table:table-cell office:value-type="string" calcext:value-type="string">
            <text:p>testReconocerveinte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4" calcext:value-type="float">
            <text:p>4464</text:p>
          </table:table-cell>
          <table:table-cell/>
        </table:table-row>
        <table:table-row table:style-name="ro1">
          <table:table-cell office:value-type="string" calcext:value-type="string">
            <text:p>testReconocerveinte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6" calcext:value-type="float">
            <text:p>4466</text:p>
          </table:table-cell>
          <table:table-cell/>
        </table:table-row>
        <table:table-row table:style-name="ro1">
          <table:table-cell office:value-type="string" calcext:value-type="string">
            <text:p>testReconocerveinte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90" calcext:value-type="float">
            <text:p>4390</text:p>
          </table:table-cell>
          <table:table-cell/>
        </table:table-row>
        <table:table-row table:style-name="ro1">
          <table:table-cell office:value-type="string" calcext:value-type="string">
            <text:p>testReconocerveinte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14" calcext:value-type="float">
            <text:p>4314</text:p>
          </table:table-cell>
          <table:table-cell/>
        </table:table-row>
        <table:table-row table:style-name="ro1">
          <table:table-cell office:value-type="string" calcext:value-type="string">
            <text:p>testReconocerveinte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1(ReconocerValidacion.java:165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10(ReconocerValidacion.java:167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16" calcext:value-type="float">
            <text:p>4516</text:p>
          </table:table-cell>
          <table:table-cell/>
        </table:table-row>
        <table:table-row table:style-name="ro1">
          <table:table-cell office:value-type="string" calcext:value-type="string">
            <text:p>testReconocerveinte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339" calcext:value-type="float">
            <text:p>4339</text:p>
          </table:table-cell>
          <table:table-cell/>
        </table:table-row>
        <table:table-row table:style-name="ro1">
          <table:table-cell office:value-type="string" calcext:value-type="string">
            <text:p>testReconocerveinte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string" calcext:value-type="string">
            <text:p>testReconocerveinte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40(ReconocerValidacion.java:174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40" calcext:value-type="float">
            <text:p>4440</text:p>
          </table:table-cell>
          <table:table-cell/>
        </table:table-row>
        <table:table-row table:style-name="ro1">
          <table:table-cell office:value-type="string" calcext:value-type="string">
            <text:p>testReconocerveinte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39" calcext:value-type="float">
            <text:p>4439</text:p>
          </table:table-cell>
          <table:table-cell/>
        </table:table-row>
        <table:table-row table:style-name="ro1">
          <table:table-cell office:value-type="string" calcext:value-type="string">
            <text:p>testReconocerveinte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464" calcext:value-type="float">
            <text:p>4464</text:p>
          </table:table-cell>
          <table:table-cell/>
        </table:table-row>
        <table:table-row table:style-name="ro1">
          <table:table-cell office:value-type="string" calcext:value-type="string">
            <text:p>testReconocerveinte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80(ReconocerValidacion.java:183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515" calcext:value-type="float">
            <text:p>451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 time (ms)</text:p>
          </table:table-cell>
          <table:table-cell table:style-name="ce1" table:formula="of:=SUM([.C2:.C134])" office:value-type="float" office:value="580092" calcext:value-type="float">
            <text:p>58009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time (ms)</text:p>
          </table:table-cell>
          <table:table-cell table:style-name="ce1" table:formula="of:=AVERAGE([.C2:.C134])" office:value-type="float" office:value="4361.59398496241" calcext:value-type="float">
            <text:p>4361,593984962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sts failures</text:p>
          </table:table-cell>
          <table:table-cell table:style-name="ce1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umber of tests</text:p>
          </table:table-cell>
          <table:table-cell table:style-name="ce1" office:value-type="float" office:value="133" calcext:value-type="float">
            <text:p>1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2:21:11.782555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Jorge</meta:initial-creator>
    <meta:creation-date>2016-05-30T11:23:33.379938257</meta:creation-date>
    <meta:editing-cycles>6</meta:editing-cycles>
    <meta:editing-duration>PT5M1S</meta:editing-duration>
    <dc:date>2016-05-30T12:25:36.946489092</dc:date>
    <dc:creator>Javier Jorge</dc:creator>
    <meta:generator>LibreOffice/4.2.8.2$Linux_X86_64 LibreOffice_project/420m0$Build-2</meta:generator>
    <meta:document-statistic meta:table-count="1" meta:cell-count="466" meta:object-count="0"/>
  </office:meta>
</office:document-meta>
</file>